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4pt" fo:language="de" fo:country="DE" style:font-size-asian="14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style:font-size-asian="16pt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5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name="Courier New"/>
    </style:style>
    <style:style style:name="T4" style:family="text">
      <style:text-properties style:font-name="Courier New" fo:language="de" fo:country="DE"/>
    </style:style>
    <style:style style:name="T5" style:family="text">
      <style:text-properties style:font-name="Courier New" fo:language="de" fo:country="DE" fo:font-weight="bold" style:font-weight-asian="bold"/>
    </style:style>
    <style:style style:name="T6" style:family="text">
      <style:text-properties style:font-name="Courier New" style:text-underline-style="solid" style:text-underline-width="auto" style:text-underline-color="font-color"/>
    </style:style>
    <style:style style:name="T7" style:family="text">
      <style:text-properties style:font-name="Courier New"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mber Biosciences AB </text:p>
      <text:p text:style-name="P4">Org. nr. 556755-7763</text:p>
      <text:p text:style-name="P4"/>
      <text:p text:style-name="P13">Protokoll fört vid årsstämma med aktieägaren i Amber Biosciences AB ,<text:span text:style-name="T5"> Lund </text:span><text:span text:style-name="T5">2009-09-04</text:span></text:p>
      <text:p text:style-name="P5"/>
      <text:p text:style-name="P6"/>
      <text:p text:style-name="P13"><text:span text:style-name="T6">Närvarande</text:span><text:span text:style-name="T3">: <text:s text:c="19"/></text:span><text:span text:style-name="T6">Aktier</text:span><text:span text:style-name="T3"> <text:s text:c="7"/></text:span><text:span text:style-name="T6">Röster</text:span><text:span text:style-name="T3"> </text:span></text:p>
      <text:p text:style-name="P8">Björn Canbäck <text:s text:c="20"/>100<text:tab/><text:tab/> <text:s text:c="2"/>100</text:p>
      <text:p text:style-name="P8">Ann-Sofie Albrekt <text:s text:c="16"/>200 <text:s text:c="10"/>200</text:p>
      <text:p text:style-name="P8">Morten Krogh <text:s text:c="21"/>700 <text:s text:c="10"/>700</text:p>
      <text:p text:style-name="P13"><text:span text:style-name="T3"><text:s text:c="32"/>===== <text:s text:c="8"/>=====</text:span></text:p>
      <text:p text:style-name="P8"><text:s text:c="32"/>1.000 <text:s text:c="8"/>1.000 </text:p>
      <text:p text:style-name="P8"/>
      <text:p text:style-name="P9"/>
      <text:p text:style-name="P8">Samtliga aktier i bolaget var således representerade. </text:p>
      <text:p text:style-name="P1"><text:s/></text:p>
      <text:p text:style-name="P13"><text:span text:style-name="T6">Vid protokollet</text:span><text:span text:style-name="T3">: </text:span></text:p>
      <text:p text:style-name="P8">Morten Krogh</text:p>
      <text:p text:style-name="P1"/>
      <text:p text:style-name="P2"/>
      <text:p text:style-name="P13"><text:span text:style-name="T3"><text:s text:c="31"/>§ 1 </text:span></text:p>
      <text:p text:style-name="P13"><text:span text:style-name="T6">Beslöts</text:span><text:span text:style-name="T3">: </text:span></text:p>
      <text:p text:style-name="P8">att <text:s/>utse Morten Krogh till ordförande vid stämman, </text:p>
      <text:p text:style-name="P8">att <text:s/>godkänna dagordningen,</text:p>
      <text:p text:style-name="P8">att <text:s/>godkänna förestående förteckning såsom röstlängd vid </text:p>
      <text:p text:style-name="P13"><text:span text:style-name="T3"><text:s text:c="5"/>stämman, </text:span></text:p>
      <text:p text:style-name="P8">att <text:s/>stämman skulle anses vara i laga ordning utlyst samt </text:p>
      <text:p text:style-name="P8">att <text:s/>dagens protokoll skulle justeras av Ann-Sofie Albrekt. </text:p>
      <text:p text:style-name="P8"/>
      <text:p text:style-name="P8"><text:s/></text:p>
      <text:p text:style-name="P8"/>
      <text:p text:style-name="P13"><text:span text:style-name="T3"><text:s text:c="31"/>§ 2 </text:span></text:p>
      <text:p text:style-name="P8"/>
      <text:p text:style-name="P8">Föredrogs årsredovisningen och revisionsberättelsen för </text:p>
      <text:p text:style-name="P8">räkenskapsåret 2008-04-11--2009-04-31. </text:p>
      <text:p text:style-name="P1"><text:s/></text:p>
      <text:p text:style-name="P13"><text:span text:style-name="T6">Beslöts</text:span><text:span text:style-name="T3">: </text:span></text:p>
      <text:p text:style-name="P8">att <text:s/>fastställa resultaträkningen och balansräkningen, </text:p>
      <text:p text:style-name="P8">att <text:s/>disponera vinsten enligt förslaget i förvaltnings-</text:p>
      <text:p text:style-name="P13"><text:span text:style-name="T3"><text:s text:c="5"/>berättelsen samt</text:span></text:p>
      <text:p text:style-name="P8">att <text:s/>bevilja styrelsens ledamot ansvarsfrihet för räken-</text:p>
      <text:p text:style-name="P13"><text:span text:style-name="T3"><text:s text:c="5"/>skapsåret.</text:span></text:p>
      <text:p text:style-name="P8"/>
      <text:p text:style-name="P8"/>
      <text:p text:style-name="P13"><text:span text:style-name="T3"><text:s text:c="28"/>§ 3</text:span></text:p>
      <text:p text:style-name="P13"><text:span text:style-name="T6">Beslöts</text:span><text:span text:style-name="T3">: </text:span></text:p>
      <text:p text:style-name="P8">att <text:s/>arvode inte skulle utgå till styrelsen. Till revisorn <text:s/></text:p>
      <text:p text:style-name="P13"><text:span text:style-name="T3"><text:s text:c="5"/>skulle arvode utgå enligt räkning för nedlagd tid. </text:span></text:p>
      <text:p text:style-name="P8"/>
      <text:p text:style-name="P14"/>
      <text:p text:style-name="P13"><text:span text:style-name="T3"><text:s text:c="30"/>§ 4</text:span></text:p>
      <text:p text:style-name="P8"/>
      <text:p text:style-name="P8">Till styrelse valdes: </text:p>
      <text:p text:style-name="P8"><text:s/></text:p>
      <text:p text:style-name="P13"><text:span text:style-name="T6">till styrelseledamot</text:span><text:span text:style-name="T3">: <text:s text:c="11"/>Morten Krogh</text:span></text:p>
      <text:p text:style-name="P13"><text:span text:style-name="T6">till styrelseledamot</text:span><text:span text:style-name="T3">: <text:s text:c="11"/>Ann-Sofie Albrekt</text:span></text:p>
      <text:p text:style-name="P7"/>
      <text:p text:style-name="P13"><text:span text:style-name="T3">Av revisorns förordnande kvarstår </text:span><text:span text:style-name="T7">1</text:span><text:span text:style-name="T3"> år.</text:span></text:p>
      <text:p text:style-name="P10"/>
      <text:p text:style-name="P10"/>
      <text:p text:style-name="P13"><text:span text:style-name="T3"><text:s text:c="30"/>§ 5 </text:span></text:p>
      <text:p text:style-name="P8"/>
      <text:p text:style-name="P8">Det antecknades att samtliga vid stämman fattade beslut </text:p>
      <text:p text:style-name="P8">varit enhälliga. </text:p>
      <text:p text:style-name="P8"><text:s/></text:p>
      <text:p text:style-name="P8"/>
      <text:p text:style-name="P8">Vidare förekom ej. </text:p>
      <text:p text:style-name="P8"><text:s/></text:p>
      <text:p text:style-name="P8"/>
      <text:p text:style-name="P8">Lund som ovan</text:p>
      <text:p text:style-name="P8"><text:s/></text:p>
      <text:p text:style-name="P8">Morten Krogh </text:p>
      <text:p text:style-name="P8"/>
      <text:p text:style-name="P8"/>
      <text:p text:style-name="P8"/>
      <text:p text:style-name="P8">Justerat: </text:p>
      <text:p text:style-name="P8"/>
      <text:p text:style-name="P8"/>
      <text:p text:style-name="P8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Ordinarie bolagsstämmoprotokoll, Falloppio AB</dc:title>
    <meta:initial-creator>Heléne Selsmark</meta:initial-creator>
    <meta:creation-date>2006-12-12T09:15:00</meta:creation-date>
    <dc:date>2009-09-07T09:11:44</dc:date>
    <meta:print-date>2006-05-22T16:50:00</meta:print-date>
    <meta:editing-cycles>7</meta:editing-cycles>
    <meta:editing-duration>PT00H22M03S</meta:editing-duration>
    <meta:generator>NeoOffice/3.0$Unix OpenOffice.org_project/Patch 0</meta:generator>
    <meta:document-statistic meta:table-count="0" meta:image-count="0" meta:object-count="0" meta:page-count="2" meta:paragraph-count="53" meta:word-count="184" meta:character-count="1696"/>
  </office:meta>
</office:document-meta>
</file>